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2a6099" draw:opacity="14%" draw:textarea-horizontal-align="justify" draw:textarea-vertical-align="middle" draw:auto-grow-height="false" fo:min-height="2.29cm" fo:min-width="5.5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74cm" fo:min-width="2.54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f0000" draw:opacity="14%" draw:textarea-horizontal-align="justify" draw:textarea-vertical-align="middle" draw:auto-grow-height="false" fo:min-height="2.29cm" fo:min-width="5.21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5eb91e" draw:opacity="14%" draw:textarea-horizontal-align="justify" draw:textarea-vertical-align="middle" draw:auto-grow-height="false" fo:min-height="2.29cm" fo:min-width="5.34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ffff38" draw:opacity="14%" draw:textarea-horizontal-align="justify" draw:textarea-vertical-align="middle" draw:auto-grow-height="false" fo:min-height="2.29cm" fo:min-width="5.469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729fcf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2a6099" draw:opacity="14%"/>
      <style:paragraph-properties fo:text-align="center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-color="#ff0000" draw:opacity="14%"/>
      <style:paragraph-properties fo:text-align="center"/>
    </style:style>
    <style:style style:name="P6" style:family="paragraph">
      <loext:graphic-properties draw:fill-color="#5eb91e" draw:opacity="14%"/>
      <style:paragraph-properties fo:text-align="center"/>
    </style:style>
    <style:style style:name="P7" style:family="paragraph">
      <loext:graphic-properties draw:fill-color="#ffff38" draw:opacity="14%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2.54cm" svg:x="1.635cm" svg:y="5.699cm">
          <text:p text:style-name="P1">SourceIO</text:p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048cm" svg:height="1.524cm" svg:x="16.494cm" svg:y="11.033cm">
          <text:p text:style-name="P3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3.048cm" svg:height="1.524cm" svg:x="16.494cm" svg:y="13.573cm">
          <text:p text:style-name="P3"><text:span text:style-name="T1">FATF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048cm" svg:height="1.524cm" svg:x="16.494cm" svg:y="15.986cm">
          <text:p text:style-name="P3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048cm" svg:height="1.524cm" svg:x="16.493cm" svg:y="18.496cm">
          <text:p text:style-name="P3"><text:span text:style-name="T1">SD-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048cm" svg:height="1.524cm" svg:x="5.699cm" svg:y="10.983cm">
          <text:p text:style-name="P3"><text:span text:style-name="T1">SourceIOMo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3.048cm" svg:height="1.524cm" svg:x="5.699cm" svg:y="13.523cm">
          <text:p text:style-name="P3"><text:span text:style-name="T1">SourceIOMod_modbu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048cm" svg:height="1.524cm" svg:x="5.699cm" svg:y="18.476cm">
          <text:p text:style-name="P3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3.048cm" svg:height="1.524cm" svg:x="5.699cm" svg:y="15.936cm">
          <text:p text:style-name="P3"><text:span text:style-name="T1">Modbus li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048cm" svg:height="1.524cm" svg:x="21.701cm" svg:y="11.033cm">
          <text:p text:style-name="P3"><text:span text:style-name="T1">Influx </text:span></text:p>
          <text:p text:style-name="P3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3.048cm" svg:height="1.524cm" svg:x="21.701cm" svg:y="13.573cm">
          <text:p text:style-name="P3"><text:span text:style-name="T1">SIM800L</text:span></text:p>
          <text:p text:style-name="P3"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3.048cm" svg:height="1.524cm" svg:x="21.701cm" svg:y="18.399cm">
          <text:p text:style-name="P3"><text:span text:style-name="T1">SIM800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3.048cm" svg:height="1.524cm" svg:x="21.701cm" svg:y="15.859cm">
          <text:p text:style-name="P3"><text:span text:style-name="T1">UART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048cm" svg:height="1.524cm" svg:x="11.033cm" svg:y="11.033cm">
          <text:p text:style-name="P3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3.048cm" svg:height="1.524cm" svg:x="12.303cm" svg:y="2.27cm">
          <text:p text:style-name="P3"><text:span text:style-name="T1">Debug Seria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3.048cm" svg:height="1.524cm" svg:x="17.383cm" svg:y="2.27cm">
          <text:p text:style-name="P3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715cm" svg:height="2.54cm" svg:x="7.858cm" svg:y="5.699cm">
          <text:p text:style-name="P1">Control</text:p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5.842cm" svg:height="2.54cm" svg:x="13.954cm" svg:y="5.699cm">
          <text:p text:style-name="P1">Logging </text:p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5.969cm" svg:height="2.54cm" svg:x="20.177cm" svg:y="5.699cm">
          <text:p text:style-name="P1">Net</text:p>
          <text:p text:style-name="P1">thread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s" svg:x1="4.683cm" svg:y1="8.239cm" svg:x2="7.223cm" svg:y2="10.983cm" draw:start-shape="id1" draw:start-glue-point="2" draw:end-shape="id2" draw:end-glue-point="0" svg:d="M4683 8239v518l2540 1708v518" svg:viewBox="0 0 2541 2745">
          <text:p/>
        </draw:connector>
        <draw:connector draw:style-name="gr6" draw:text-style-name="P8" draw:layer="layout" draw:type="lines" svg:x1="10.715cm" svg:y1="8.239cm" svg:x2="7.223cm" svg:y2="10.983cm" draw:start-shape="id3" draw:start-glue-point="2" draw:end-shape="id2" draw:end-glue-point="0" svg:d="M10715 8239v518l-3492 1708v518" svg:viewBox="0 0 3493 2745">
          <text:p/>
        </draw:connector>
        <draw:connector draw:style-name="gr6" draw:text-style-name="P8" draw:layer="layout" draw:type="lines" svg:x1="16.875cm" svg:y1="8.239cm" svg:x2="7.223cm" svg:y2="10.983cm" draw:start-shape="id4" draw:start-glue-point="2" draw:end-shape="id2" draw:end-glue-point="0" svg:d="M16875 8239v518l-9652 1708v518" svg:viewBox="0 0 9653 2745">
          <text:p/>
        </draw:connector>
        <draw:connector draw:style-name="gr6" draw:text-style-name="P8" draw:layer="layout" draw:type="lines" svg:x1="23.161cm" svg:y1="8.239cm" svg:x2="7.223cm" svg:y2="10.983cm" draw:start-shape="id5" draw:start-glue-point="2" draw:end-shape="id2" draw:end-glue-point="0" svg:d="M23161 8239v518l-15938 1708v518" svg:viewBox="0 0 15939 2745">
          <text:p/>
        </draw:connector>
        <draw:connector draw:style-name="gr6" draw:text-style-name="P8" draw:layer="layout" draw:type="lines" svg:x1="23.161cm" svg:y1="8.239cm" svg:x2="18.018cm" svg:y2="11.033cm" draw:start-shape="id5" draw:start-glue-point="2" draw:end-shape="id6" draw:end-glue-point="0" svg:d="M23161 8239v518l-5143 1758v518" svg:viewBox="0 0 5144 2795">
          <text:p/>
        </draw:connector>
        <draw:connector draw:style-name="gr6" draw:text-style-name="P8" draw:layer="layout" draw:type="lines" svg:x1="16.875cm" svg:y1="8.239cm" svg:x2="18.018cm" svg:y2="11.033cm" draw:start-shape="id4" draw:start-glue-point="2" draw:end-shape="id6" draw:end-glue-point="0" svg:d="M16875 8239v518l1143 1758v518" svg:viewBox="0 0 1144 2795">
          <text:p/>
        </draw:connector>
        <draw:connector draw:style-name="gr6" draw:text-style-name="P8" draw:layer="layout" draw:type="lines" svg:x1="23.161cm" svg:y1="8.239cm" svg:x2="12.557cm" svg:y2="11.033cm" draw:start-shape="id5" draw:start-glue-point="2" draw:end-shape="id7" draw:end-glue-point="0" svg:d="M23161 8239v518l-10604 1758v518" svg:viewBox="0 0 10605 2795">
          <text:p/>
        </draw:connector>
        <draw:connector draw:style-name="gr6" draw:text-style-name="P8" draw:layer="layout" draw:type="lines" svg:x1="16.494cm" svg:y1="11.795cm" svg:x2="14.081cm" svg:y2="11.795cm" draw:start-shape="id6" draw:start-glue-point="3" draw:end-shape="id7" draw:end-glue-point="1" svg:d="M16494 11795h-518-1377-518" svg:viewBox="0 0 2414 1">
          <text:p/>
        </draw:connector>
        <draw:connector draw:style-name="gr6" draw:text-style-name="P8" draw:layer="layout" draw:type="lines" svg:x1="23.161cm" svg:y1="8.239cm" svg:x2="23.225cm" svg:y2="11.033cm" draw:start-shape="id5" draw:start-glue-point="2" draw:end-shape="id8" draw:end-glue-point="0" svg:d="M23161 8239v518l64 1758v518" svg:viewBox="0 0 65 2795">
          <text:p/>
        </draw:connector>
        <draw:connector draw:style-name="gr6" draw:text-style-name="P8" draw:layer="layout" draw:type="lines" svg:x1="8.747cm" svg:y1="11.745cm" svg:x2="11.033cm" svg:y2="11.795cm" draw:start-shape="id2" draw:start-glue-point="1" draw:end-shape="id7" svg:d="M8747 11745h518l1250 50h518" svg:viewBox="0 0 2287 51">
          <text:p/>
        </draw:connector>
        <draw:connector draw:style-name="gr6" draw:text-style-name="P8" draw:layer="layout" draw:type="lines" svg:x1="18.018cm" svg:y1="12.557cm" svg:x2="18.018cm" svg:y2="13.573cm" draw:start-shape="id6" draw:end-shape="id9" draw:end-glue-point="0" svg:d="M18018 12557v518-20 518" svg:viewBox="0 0 1 1017">
          <text:p/>
        </draw:connector>
        <draw:connector draw:style-name="gr6" draw:text-style-name="P8" draw:layer="layout" draw:type="lines" svg:x1="18.018cm" svg:y1="15.097cm" svg:x2="18.018cm" svg:y2="15.986cm" draw:start-shape="id9" draw:start-glue-point="2" draw:end-shape="id10" draw:end-glue-point="0" svg:d="M18018 15097v518-147 518" svg:viewBox="0 0 1 890">
          <text:p/>
        </draw:connector>
        <draw:connector draw:style-name="gr6" draw:text-style-name="P8" draw:layer="layout" draw:type="lines" svg:x1="18.018cm" svg:y1="17.51cm" svg:x2="18.017cm" svg:y2="18.496cm" draw:start-shape="id10" draw:start-glue-point="2" draw:end-shape="id11" draw:end-glue-point="0" svg:d="M18018 17510v518l-1-50v518" svg:viewBox="0 0 2 987">
          <text:p/>
        </draw:connector>
        <draw:connector draw:style-name="gr6" draw:text-style-name="P8" draw:layer="layout" draw:type="lines" svg:x1="23.225cm" svg:y1="12.557cm" svg:x2="23.225cm" svg:y2="13.573cm" draw:start-shape="id8" draw:start-glue-point="2" draw:end-shape="id12" svg:d="M23225 12557v518-20 518" svg:viewBox="0 0 1 1017">
          <text:p/>
        </draw:connector>
        <draw:connector draw:style-name="gr6" draw:text-style-name="P8" draw:layer="layout" draw:type="lines" svg:x1="23.225cm" svg:y1="15.097cm" svg:x2="23.225cm" svg:y2="15.859cm" draw:start-shape="id12" draw:start-glue-point="2" draw:end-shape="id13" draw:end-glue-point="0" svg:d="M23225 15097v518-274 518" svg:viewBox="0 0 1 763">
          <text:p/>
        </draw:connector>
        <draw:connector draw:style-name="gr6" draw:text-style-name="P8" draw:layer="layout" draw:type="lines" svg:x1="23.225cm" svg:y1="17.383cm" svg:x2="23.225cm" svg:y2="18.399cm" draw:start-shape="id13" draw:start-glue-point="2" draw:end-shape="id14" draw:end-glue-point="0" svg:d="M23225 17383v518-20 518" svg:viewBox="0 0 1 1017">
          <text:p/>
        </draw:connector>
        <draw:connector draw:style-name="gr6" draw:text-style-name="P8" draw:layer="layout" draw:type="lines" svg:x1="7.223cm" svg:y1="13.523cm" svg:x2="7.223cm" svg:y2="12.507cm" draw:start-shape="id15" draw:start-glue-point="0" draw:end-shape="id2" draw:end-glue-point="2" svg:d="M7223 13523v-518 20-518" svg:viewBox="0 0 1 1017">
          <text:p/>
        </draw:connector>
        <draw:connector draw:style-name="gr6" draw:text-style-name="P8" draw:layer="layout" draw:type="lines" svg:x1="7.223cm" svg:y1="15.047cm" svg:x2="7.223cm" svg:y2="15.936cm" draw:start-shape="id15" draw:start-glue-point="2" draw:end-shape="id16" draw:end-glue-point="0" svg:d="M7223 15047v518-147 518" svg:viewBox="0 0 1 890">
          <text:p/>
        </draw:connector>
        <draw:connector draw:style-name="gr6" draw:text-style-name="P8" draw:layer="layout" draw:type="lines" svg:x1="7.223cm" svg:y1="17.46cm" svg:x2="7.223cm" svg:y2="18.476cm" draw:start-shape="id16" draw:start-glue-point="2" draw:end-shape="id17" draw:end-glue-point="0" svg:d="M7223 17460v518-20 518" svg:viewBox="0 0 1 1017">
          <text:p/>
        </draw:connector>
        <draw:connector draw:style-name="gr6" draw:text-style-name="P8" draw:layer="layout" draw:type="lines" svg:x1="15.351cm" svg:y1="3.032cm" svg:x2="17.383cm" svg:y2="3.032cm" draw:start-shape="id18" draw:start-glue-point="1" draw:end-shape="id19" draw:end-glue-point="3" svg:d="M15351 3032h518 996 518" svg:viewBox="0 0 2033 1">
          <text:p/>
        </draw:connector>
        <draw:connector draw:style-name="gr6" draw:text-style-name="P8" draw:layer="layout" draw:type="lines" svg:x1="4.683cm" svg:y1="5.699cm" svg:x2="13.827cm" svg:y2="3.794cm" draw:start-shape="id1" draw:start-glue-point="0" draw:end-shape="id18" draw:end-glue-point="2" svg:d="M4683 5699v-518l9144-869v-518" svg:viewBox="0 0 9145 1906">
          <text:p/>
        </draw:connector>
        <draw:connector draw:style-name="gr6" draw:text-style-name="P8" draw:layer="layout" draw:type="lines" svg:x1="10.715cm" svg:y1="5.699cm" svg:x2="13.827cm" svg:y2="3.794cm" draw:start-shape="id3" draw:start-glue-point="0" draw:end-shape="id18" draw:end-glue-point="2" svg:d="M10715 5699v-518l3112-869v-518" svg:viewBox="0 0 3113 1906">
          <text:p/>
        </draw:connector>
        <draw:connector draw:style-name="gr6" draw:text-style-name="P8" draw:layer="layout" draw:type="lines" svg:x1="16.875cm" svg:y1="5.699cm" svg:x2="13.827cm" svg:y2="3.794cm" draw:start-shape="id4" draw:start-glue-point="0" draw:end-shape="id18" draw:end-glue-point="2" svg:d="M16875 5699v-518l-3048-869v-518" svg:viewBox="0 0 3049 1906">
          <text:p/>
        </draw:connector>
        <draw:connector draw:style-name="gr6" draw:text-style-name="P8" draw:layer="layout" draw:type="lines" svg:x1="23.161cm" svg:y1="5.699cm" svg:x2="13.827cm" svg:y2="3.794cm" draw:start-shape="id5" draw:start-glue-point="0" draw:end-shape="id18" draw:end-glue-point="2" svg:d="M23161 5699v-518l-9334-869v-518" svg:viewBox="0 0 9335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58:33.508000000</meta:creation-date>
    <dc:date>2019-06-13T17:06:32.658000000</dc:date>
    <meta:editing-duration>PT22M30S</meta:editing-duration>
    <meta:editing-cycles>3</meta:editing-cycles>
    <meta:generator>LibreOffice/6.1.4.2$Windows_X86_64 LibreOffice_project/9d0f32d1f0b509096fd65e0d4bec26ddd1938fd3</meta:generator>
    <meta:document-statistic meta:object-count="43"/>
  </office:meta>
</office:document-meta>
</file>